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text-align="center" fo:margin-top="0.1409in" fo:margin-left="0.4597in" fo:margin-right="0.1736in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language="ru" fo:country="RU"/>
    </style:style>
    <style:style style:name="T3" style:parent-style-name="DefaultParagraphFont" style:family="text">
      <style:text-properties style:font-name="Times New Roman" style:font-name-complex="Times New Roman" fo:language="ru" fo:country="RU"/>
    </style:style>
    <style:style style:name="P4" style:parent-style-name="Textbody" style:family="paragraph">
      <style:paragraph-properties fo:text-align="center" fo:margin-top="0.1409in" fo:margin-left="0.4597in" fo:margin-right="0.1736in">
        <style:tab-stops/>
      </style:paragraph-properties>
    </style:style>
    <style:style style:name="T5" style:parent-style-name="DefaultParagraphFont" style:family="text">
      <style:text-properties style:font-name="Times New Roman" style:font-name-complex="Times New Roman" fo:language="ru" fo:country="RU"/>
    </style:style>
    <style:style style:name="P6" style:parent-style-name="Textbody" style:family="paragraph">
      <style:text-properties style:font-name="Times New Roman" style:font-name-complex="Times New Roman" fo:language="ru" fo:country="RU"/>
    </style:style>
    <style:style style:name="P7" style:parent-style-name="Textbody" style:family="paragraph">
      <style:text-properties style:font-name="Times New Roman" style:font-name-complex="Times New Roman" fo:language="ru" fo:country="RU"/>
    </style:style>
    <style:style style:name="P8" style:parent-style-name="Textbody" style:family="paragraph">
      <style:text-properties style:font-name="Times New Roman" style:font-name-complex="Times New Roman" fo:language="ru" fo:country="RU"/>
    </style:style>
    <style:style style:name="P9" style:parent-style-name="Textbody" style:family="paragraph">
      <style:text-properties style:font-name="Times New Roman" style:font-name-complex="Times New Roman" fo:language="ru" fo:country="RU"/>
    </style:style>
    <style:style style:name="P10" style:parent-style-name="Textbody" style:family="paragraph">
      <style:text-properties style:font-name="Times New Roman" style:font-name-complex="Times New Roman" fo:language="ru" fo:country="RU"/>
    </style:style>
    <style:style style:name="P11" style:parent-style-name="Textbody" style:family="paragraph">
      <style:text-properties style:font-name="Times New Roman" style:font-name-complex="Times New Roman" fo:language="ru" fo:country="RU"/>
    </style:style>
    <style:style style:name="P12" style:parent-style-name="Textbody" style:family="paragraph">
      <style:text-properties style:font-name="Times New Roman" style:font-name-complex="Times New Roman" fo:language="ru" fo:country="RU"/>
    </style:style>
    <style:style style:name="P13" style:parent-style-name="Textbody" style:family="paragraph">
      <style:paragraph-properties fo:margin-top="0.0055in"/>
      <style:text-properties style:font-name="Times New Roman" style:font-name-complex="Times New Roman" fo:language="ru" fo:country="RU"/>
    </style:style>
    <style:style style:name="P14" style:parent-style-name="Textbody" style:family="paragraph">
      <style:paragraph-properties fo:text-align="center" fo:margin-top="0.1631in" fo:margin-left="0.4597in" fo:margin-right="0.1736in">
        <style:tab-stops/>
      </style:paragraph-properties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16" style:parent-style-name="Textbody" style:family="paragraph">
      <style:paragraph-properties fo:text-align="center" fo:margin-top="0.1631in" fo:margin-left="0.4597in" fo:margin-right="0.1736in">
        <style:tab-stops/>
      </style:paragraph-properties>
    </style:style>
    <style:style style:name="T17" style:parent-style-name="DefaultParagraphFont" style:family="text">
      <style:text-properties style:font-name="Times New Roman" style:font-name-complex="Times New Roman" fo:language="ru" fo:country="RU"/>
    </style:style>
    <style:style style:name="P18" style:parent-style-name="Textbody" style:family="paragraph">
      <style:paragraph-properties fo:text-align="center" fo:margin-top="0.1631in" fo:margin-left="0.4597in" fo:margin-right="0.1736in">
        <style:tab-stops/>
      </style:paragraph-properties>
    </style:style>
    <style:style style:name="T19" style:parent-style-name="DefaultParagraphFont" style:family="text">
      <style:text-properties style:font-name="Times New Roman" style:font-name-complex="Times New Roman" fo:language="ru" fo:country="RU"/>
    </style:style>
    <style:style style:name="P20" style:parent-style-name="Textbody" style:family="paragraph">
      <style:paragraph-properties fo:text-align="center" fo:margin-top="0.1631in" fo:margin-left="0.4597in" fo:margin-right="0.1736in">
        <style:tab-stops/>
      </style:paragraph-properties>
    </style:style>
    <style:style style:name="T21" style:parent-style-name="DefaultParagraphFont" style:family="text">
      <style:text-properties style:font-name="Times New Roman" style:font-name-complex="Times New Roman" fo:language="ru" fo:country="RU"/>
    </style:style>
    <style:style style:name="T22" style:parent-style-name="DefaultParagraphFont" style:family="text">
      <style:text-properties style:font-name="Times New Roman" style:font-name-complex="Times New Roman" fo:language="ru" fo:country="RU"/>
    </style:style>
    <style:style style:name="T23" style:parent-style-name="DefaultParagraphFont" style:family="text">
      <style:text-properties style:font-name="Times New Roman" style:font-name-complex="Times New Roman" fo:language="ru" fo:country="RU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S1" style:family="section">
      <style:section-properties fo:margin-left="0.3625in" fo:margin-right="-0.0027in" style:writing-mode="lr-tb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8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4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ru" fo:country="RU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3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4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5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7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8" style:parent-style-name="Standard" style:family="paragraph">
      <style:paragraph-properties fo:text-align="center" fo:text-indent="0.0083in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0" style:parent-style-name="Standard" style:master-page-name="MP2" style:family="paragraph">
      <style:paragraph-properties fo:break-before="page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8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85" style:parent-style-name="Standard" style:family="paragraph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87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88" style:parent-style-name="Standard" style:family="paragraph">
      <style:text-properties fo:font-size="14pt" style:font-size-asian="14pt" style:font-size-complex="14pt" fo:language="ru" fo:country="RU"/>
    </style:style>
    <style:style style:name="P8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БГУИ</text:span><text:span text:style-name="T3">Р</text:span></text:p>
      <text:p text:style-name="P4"><text:span text:style-name="T5">Кафедра ЗИ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ёт</text:span></text:p>
      <text:p text:style-name="P16"><text:span text:style-name="T17">По практическому занятию №4</text:span></text:p>
      <text:p text:style-name="P18"><text:span text:style-name="T19">По теме</text:span></text:p>
      <text:p text:style-name="P20"><text:span text:style-name="T21">«</text:span><text:span text:style-name="T22">АНАЛИЗ УГРОЗ БЕЗОПАСНОСТИ ИНФОРМАЦИИ</text:span><text:span text:style-name="T23">»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ection text:name="Sect1" text:style-name="S1">
        <text:soft-page-break/>
        <text:p text:style-name="Standard"><text:span text:style-name="T40">Выполнили: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Проверил:</text:span></text:p>
        <text:p text:style-name="Standard"><text:span text:style-name="T56">Студенты гр.№153501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Столер Д.В.</text:span></text:p>
        <text:p text:style-name="Standard"><text:span text:style-name="T69">Тимофеев К.А.</text:span><text:span text:style-name="T70"><text:line-break/></text:span><text:span text:style-name="T71">Глебцова Е.Н.</text:span></text:p>
        <text:p text:style-name="Standard"><text:span text:style-name="T72">Шевцова Д.С.</text:span></text:p>
        <text:p text:style-name="P73"/>
        <text:p text:style-name="P74"/>
        <text:p text:style-name="P75"/>
        <text:p text:style-name="P76"/>
        <text:p text:style-name="P77"/>
        <text:p text:style-name="P78"><text:span text:style-name="T79">Минск 2022</text:span></text:p>
      </text:section>
      <text:soft-page-break/>
      <text:p text:style-name="P80"><text:span text:style-name="T81"><text:tab/>Цель<text:s/></text:span><text:span text:style-name="T82">работы</text:span><text:span text:style-name="T83">:<text:s/></text:span><text:span text:style-name="T84">изучить классификацию угроз безопасности информации,</text:span></text:p>
      <text:p text:style-name="P85">методику их оценки и получить практические навыки по ее применению для</text:p>
      <text:p text:style-name="Standard"><text:span text:style-name="T86">заданного информационного объекта.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Calibri" style:font-name-complex="F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Web" style:display-name="Normal (Web)" style:family="paragraph">
      <style:paragraph-properties fo:widows="2" fo:orphans="2"/>
      <style:text-properties fo:font-size="12pt" style:font-size-asian="12pt" style:font-size-complex="12pt" fo:language="en" fo:country="US" style:language-complex="ar" style:country-complex="SA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weight="bold" style:font-weight-asian="bold" fo:font-style="italic" style:font-style-asian="italic" fo:font-size="14pt" style:font-size-asian="14pt" style:font-size-complex="14pt" style:text-underline-type="none" style:text-underline-color="font-color"/>
    </style:style>
    <style:style style:name="ListLabel2" style:display-name="ListLabel 2" style:family="text">
      <style:text-properties fo:font-weight="bold" style:font-weight-asian="bold" fo:font-style="italic" style:font-style-asian="italic" style:text-underline-type="none" style:text-underline-color="font-color"/>
    </style:style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fo:font-style="italic" style:font-style-asian="italic" fo:font-size="14pt" style:font-size-asian="14pt" style:font-size-complex="14pt" style:text-underline-type="none" style:text-underline-color="font-color"/>
    </style:style>
    <style:style style:name="WW_CharLFO1LVL2" style:family="text">
      <style:text-properties fo:font-weight="bold" style:font-weight-asian="bold" fo:font-style="italic" style:font-style-asian="italic" style:text-underline-type="none" style:text-underline-color="font-color"/>
    </style:style>
    <style:style style:name="WW_CharLFO1LVL3" style:family="text">
      <style:text-properties fo:font-weight="bold" style:font-weight-asian="bold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1" text:display-levels="2">
        <style:list-level-properties/>
      </text:list-level-style-number>
      <text:list-level-style-number text:level="3" text:style-name="WW_CharLFO1LVL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/>
      </text:list-level-style-bullet>
      <text:list-level-style-bullet text:level="2" text:style-name="WW_CharLFO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/>
      </text:list-level-style-bullet>
      <text:list-level-style-bullet text:level="2" text:style-name="WW_CharLFO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7LVL1" style:family="text">
      <style:text-properties fo:font-weight="bold" style:font-weight-asian="bold" style:font-weight-complex="bold"/>
    </style:style>
    <text:list-style style:name="WWNum7" style:display-name="WWNum7">
      <text:list-level-style-number text:level="1" text:style-name="WW_CharLFO7LVL1" style:num-suffix="-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fo:font-weight="bold" style:font-weight-asian="bold" style:font-weight-complex="bold"/>
    </style:style>
    <text:list-style style:name="WWNum8" style:display-name="WWNum8">
      <text:list-level-style-number text:level="1" text:style-name="WW_CharLFO8LVL1" style:num-suffix="-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5in" fo:margin-left="1.1416in" fo:margin-bottom="0.5in" fo:margin-right="0.6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ABOBUS</dc:creator>
    <meta:creation-date>2022-09-20T18:12:00Z</meta:creation-date>
    <dc:date>2022-11-15T21:05:00Z</dc:date>
    <meta:print-date>2022-09-21T09:55:00Z</meta:print-date>
    <meta:template xlink:href="Normal.dotm" xlink:type="simple"/>
    <meta:editing-cycles>1</meta:editing-cycles>
    <meta:editing-duration>PT3474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2" meta:paragraph-count="1" meta:word-count="65" meta:character-count="440" meta:row-count="3" meta:non-whitespace-character-count="376"/>
  </office:meta>
</office:document-meta>
</file>